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500000237FABFB9CB13301125.png" manifest:media-type="image/png"/>
  <manifest:file-entry manifest:full-path="Pictures/10000000000001FE0000010479D6DE43957313E6.png" manifest:media-type="image/png"/>
  <manifest:file-entry manifest:full-path="Pictures/1000020100000280000001E09670776A4C244C6D.png" manifest:media-type="image/png"/>
  <manifest:file-entry manifest:full-path="Pictures/1000000000000377000004BAECD0EAA1805FE4BB.png" manifest:media-type="image/png"/>
  <manifest:file-entry manifest:full-path="Pictures/10000000000002FF00000247910967F1C0E0B2DD.png" manifest:media-type="image/png"/>
  <manifest:file-entry manifest:full-path="Pictures/1000020100000280000001E02D0F5CC39501ED92.png" manifest:media-type="image/png"/>
  <manifest:file-entry manifest:full-path="Pictures/10000000000002260000026A79915A688F966897.png" manifest:media-type="image/png"/>
  <manifest:file-entry manifest:full-path="Pictures/100000000000023D0000013A7EE01F4833B0E5A2.png" manifest:media-type="image/png"/>
  <manifest:file-entry manifest:full-path="Pictures/1000020100000280000001E0BA9D019253061B56.png" manifest:media-type="image/png"/>
  <manifest:file-entry manifest:full-path="Pictures/1000020100000280000001E027068FA22874EF84.png" manifest:media-type="image/png"/>
  <manifest:file-entry manifest:full-path="Pictures/100000000000023500000142C360454E7FA3A725.png" manifest:media-type="image/png"/>
  <manifest:file-entry manifest:full-path="Pictures/10000000000002F0000004180EDA4BFE63C94B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9929" officeooo:paragraph-rsid="0007992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79929" officeooo:paragraph-rsid="0007992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8165in" svg:y="1.4063in" svg:width="5.3134in" svg:height="2.7083in" draw:z-index="0"><draw:image xlink:href="Pictures/10000000000001FE0000010479D6DE43957313E6.png" xlink:type="simple" xlink:show="embed" xlink:actuate="onLoad" loext:mime-type="image/png"/></draw:frame>OUTP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><draw:frame draw:style-name="fr2" draw:name="Image2" text:anchor-type="paragraph" svg:width="6.9252in" svg:height="8.3917in" draw:z-index="1"><draw:image xlink:href="Pictures/1000000000000377000004BAECD0EAA1805FE4BB.png" xlink:type="simple" xlink:show="embed" xlink:actuate="onLoad" loext:mime-type="image/png"/></draw:frame></text:p>
      <text:p text:style-name="P1"><text:soft-page-break/>OUTPUT</text:p>
      <text:p text:style-name="P1"/>
      <text:p text:style-name="P1"><draw:frame draw:style-name="fr1" draw:name="Image3" text:anchor-type="paragraph" svg:x="0.0102in" svg:y="0.4791in" svg:width="6.9252in" svg:height="5.2634in" draw:z-index="2"><draw:image xlink:href="Pictures/10000000000002FF00000247910967F1C0E0B2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><draw:frame draw:style-name="fr2" draw:name="Image4" text:anchor-type="paragraph" svg:width="5.7299in" svg:height="6.4382in" draw:z-index="3"><draw:image xlink:href="Pictures/10000000000002260000026A79915A688F96689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><draw:frame draw:style-name="fr3" draw:name="Image5" text:anchor-type="paragraph" svg:width="5.9693in" svg:height="3.2717in" draw:z-index="4"><draw:image xlink:href="Pictures/100000000000023D0000013A7EE01F4833B0E5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><draw:frame draw:style-name="fr2" draw:name="Image6" text:anchor-type="paragraph" svg:width="6.4in" svg:height="4.1362in" draw:z-index="5"><draw:image xlink:href="Pictures/1000020100000280000001E02D0F5CC39501ED92.png" xlink:type="simple" xlink:show="embed" xlink:actuate="onLoad" loext:mime-type="image/png"/></draw:frame></text:p>
      <text:p text:style-name="P1"><draw:frame draw:style-name="fr2" draw:name="Image7" text:anchor-type="paragraph" svg:width="6.4in" svg:height="3.9839in" draw:z-index="6"><draw:image xlink:href="Pictures/1000020100000280000001E0BA9D019253061B56.png" xlink:type="simple" xlink:show="embed" xlink:actuate="onLoad" loext:mime-type="image/png"/></draw:frame></text:p>
      <text:p text:style-name="P1"><text:soft-page-break/>OUTPUT</text:p>
      <text:p text:style-name="P1"><draw:frame draw:style-name="fr3" draw:name="Image8" text:anchor-type="paragraph" svg:width="6.4in" svg:height="3.6201in" draw:z-index="7"><draw:image xlink:href="Pictures/1000020100000280000001E09670776A4C244C6D.png" xlink:type="simple" xlink:show="embed" xlink:actuate="onLoad" loext:mime-type="image/png"/></draw:frame></text:p>
      <text:p text:style-name="P1"><draw:frame draw:style-name="fr2" draw:name="Image9" text:anchor-type="paragraph" svg:width="5.3862in" svg:height="4.9228in" draw:z-index="8"><draw:image xlink:href="Pictures/100000000000020500000237FABFB9CB13301125.png" xlink:type="simple" xlink:show="embed" xlink:actuate="onLoad" loext:mime-type="image/png"/></draw:frame></text:p>
      <text:p text:style-name="P1"><text:soft-page-break/>OUTPUT</text:p>
      <text:p text:style-name="P1"/>
      <text:p text:style-name="P1"><draw:frame draw:style-name="fr2" draw:name="Image10" text:anchor-type="paragraph" svg:width="6.4in" svg:height="4.8in" draw:z-index="9"><draw:image xlink:href="Pictures/1000020100000280000001E027068FA22874EF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/>
      <text:p text:style-name="P1"/>
      <text:p text:style-name="P1"/>
      <text:p text:style-name="P1"><draw:frame draw:style-name="fr3" draw:name="Image11" text:anchor-type="paragraph" svg:width="5.8862in" svg:height="3.3543in" draw:z-index="10"><draw:image xlink:href="Pictures/100000000000023500000142C360454E7FA3A7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</text:p>
      <text:p text:style-name="P1"/>
      <text:p text:style-name="P1"><draw:frame draw:style-name="fr2" draw:name="Image12" text:anchor-type="paragraph" svg:width="6.9252in" svg:height="8.2118in" draw:z-index="11"><draw:image xlink:href="Pictures/10000000000002F0000004180EDA4BFE63C94B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55:50.809000000</meta:creation-date>
    <dc:date>2019-06-29T19:06:21.160000000</dc:date>
    <meta:editing-duration>PT20S</meta:editing-duration>
    <meta:editing-cycles>1</meta:editing-cycles>
    <meta:document-statistic meta:table-count="0" meta:image-count="12" meta:object-count="0" meta:page-count="10" meta:paragraph-count="10" meta:word-count="10" meta:character-count="60" meta:non-whitespace-character-count="60"/>
    <meta:generator>LibreOffice/6.1.3.2$Windows_X86_64 LibreOffice_project/86daf60bf00efa86ad547e59e09d6bb77c699acb</meta:generator>
  </office:meta>
</office:document-meta>
</file>